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1" svg:font-family="Calibri"/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3cm"/>
    </style:style>
    <style:style style:name="co2" style:family="table-column">
      <style:table-column-properties fo:break-before="auto" style:column-width="3.909cm"/>
    </style:style>
    <style:style style:name="co3" style:family="table-column">
      <style:table-column-properties fo:break-before="auto" style:column-width="2.711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0.69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0.557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1.40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1.263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631cm" fo:break-before="auto" style:use-optimal-row-height="false"/>
    </style:style>
    <style:style style:name="ta1" style:family="table" style:master-page-name="PageStyle_5f_Pianificazione_20_progetto">
      <style:table-properties table:display="true" style:writing-mode="lr-tb" table:tab-color="#735773"/>
    </style:style>
    <number:date-style style:name="N10030" number:language="en" number:country="US" number:automatic-order="true" number:format-source="language">
      <number:month/>
      <number:text>/</number:text>
      <number:day/>
      <number:text>/</number:text>
      <number:year/>
    </number:date-style>
    <style:style style:name="ce7" style:family="table-cell" style:parent-style-name="Default"/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font-style="normal" style:font-style-asian="normal" style:font-style-complex="normal"/>
    </style:style>
    <style:style style:name="ce12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e102d" fo:font-weight="bold" style:font-weight-asian="bold" style:font-weight-complex="bold"/>
    </style:style>
    <style:style style:name="ce4" style:family="table-cell" style:parent-style-name="Excel_20_Built-in_20_Heading_20_2">
      <style:table-cell-properties fo:border-bottom="0.74pt solid #735773" style:cell-protect="protected" style:print-content="true" style:text-align-source="fix" style:repeat-content="false" fo:background-color="transparent" fo:border-left="none" fo:border-right="none" style:rotation-align="none" fo:border-top="none"/>
      <style:paragraph-properties fo:text-align="center" fo:margin-left="0cm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cm"/>
    </style:style>
    <style:style style:name="ce6" style:family="table-cell" style:parent-style-name="Attività">
      <style:table-cell-properties fo:background-color="#f6f9d4" style:cell-protect="protected" style:print-content="true"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40404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8" style:family="table-cell" style:parent-style-name="Attività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45" style:family="table-cell" style:parent-style-name="Attività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3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9" style:family="table-cell" style:parent-style-name="Excel_20_Built-in_20_Heading_20_3">
      <style:table-cell-properties style:cell-protect="protected" style:print-content="true" style:text-align-source="fix" style:repeat-content="false" fo:background-color="transparent" fo:border="0.06pt solid #000000" style:rotation-align="none"/>
      <style:paragraph-properties fo:text-align="center" fo:margin-left="0cm"/>
    </style:style>
    <style:style style:name="ce50" style:family="table-cell" style:parent-style-name="Excel_20_Built-in_20_Heading_20_3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border-left="0.06pt solid #000000" fo:border-right="0.06pt solid #000000" style:rotation-align="none" fo:border-top="none"/>
      <style:paragraph-properties fo:text-align="center" fo:margin-left="0cm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8" style:family="table-cell" style:parent-style-name="Excel_20_Built-in_20_Heading_20_3">
      <style:table-cell-properties style:cell-protect="protected" style:print-content="true"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</style:style>
    <style:style style:name="ce19" style:family="table-cell" style:parent-style-name="Percentuale_20_di_20_completamento">
      <style:table-cell-properties style:cell-protect="protected" style:print-content="true" style:diagonal-bl-tr="none" style:diagonal-tl-br="none" fo:background-color="transparent" fo:border="0.06pt solid #000000" style:rotation-align="none"/>
    </style:style>
    <style:style style:name="ce21" style:family="table-cell" style:parent-style-name="Controllo_20_evidenziazione_20_periodo" style:data-style-name="N0">
      <style:table-cell-properties style:cell-protect="protected" style:print-content="true" style:rotation-align="none"/>
    </style:style>
    <style:style style:name="ce20" style:family="table-cell" style:parent-style-name="Percentuale_20_di_20_completamento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57" style:family="table-cell" style:parent-style-name="Default" style:data-style-name="N175">
      <style:table-cell-properties fo:border-bottom="0.06pt solid #000000" fo:background-color="#ffffa6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0030">
      <style:table-cell-properties fo:border-bottom="0.06pt solid #0000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Intestazioni_20_periodi">
      <style:table-cell-properties style:cell-protect="protected" style:print-content="true" style:text-align-source="fix" style:repeat-content="false" fo:background-color="transparent" style:rotation-align="none"/>
      <style:paragraph-properties fo:text-align="center" fo:margin-left="0cm"/>
      <style:map style:condition="is-true-formula([.H$5]=periodo_selezionato)" style:apply-style-name="ConditionalStyle_5f_1" style:base-cell-address="Pianificazioneprogetto.H5"/>
    </style:style>
    <style:style style:name="ce26" style:family="table-cell" style:parent-style-name="Default" style:data-style-name="N0">
      <style:table-cell-properties fo:border-bottom="0.06pt solid #000000" fo:background-color="#81d41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map style:condition="is-true-formula(PercentualeCompletamento)" style:apply-style-name="ConditionalStyle_5f_10" style:base-cell-address="Pianificazioneprogetto.H6"/>
      <style:map style:condition="is-true-formula(PercentualeCompletamentoOltre)" style:apply-style-name="ConditionalStyle_5f_9" style:base-cell-address="Pianificazioneprogetto.H6"/>
      <style:map style:condition="is-true-formula(Effettivo)" style:apply-style-name="ConditionalStyle_5f_8" style:base-cell-address="Pianificazioneprogetto.H6"/>
      <style:map style:condition="is-true-formula(EffettivoOltre)" style:apply-style-name="ConditionalStyle_5f_7" style:base-cell-address="Pianificazioneprogetto.H6"/>
      <style:map style:condition="is-true-formula(Piano)" style:apply-style-name="ConditionalStyle_5f_6" style:base-cell-address="Pianificazioneprogetto.H6"/>
      <style:map style:condition="is-true-formula([.H$3]=periodo_selezionato)" style:apply-style-name="ConditionalStyle_5f_5" style:base-cell-address="Pianificazioneprogetto.H6"/>
      <style:map style:condition="is-true-formula(MOD(COLUMN();2))" style:apply-style-name="ConditionalStyle_5f_4" style:base-cell-address="Pianificazioneprogetto.H6"/>
      <style:map style:condition="is-true-formula(MOD(COLUMN();2)=0)" style:apply-style-name="ConditionalStyle_5f_3" style:base-cell-address="Pianificazioneprogetto.H6"/>
    </style:style>
    <style:style style:name="ce27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map style:condition="is-true-formula(PercentualeCompletamento)" style:apply-style-name="ConditionalStyle_5f_10" style:base-cell-address="Pianificazioneprogetto.H6"/>
      <style:map style:condition="is-true-formula(PercentualeCompletamentoOltre)" style:apply-style-name="ConditionalStyle_5f_9" style:base-cell-address="Pianificazioneprogetto.H6"/>
      <style:map style:condition="is-true-formula(Effettivo)" style:apply-style-name="ConditionalStyle_5f_8" style:base-cell-address="Pianificazioneprogetto.H6"/>
      <style:map style:condition="is-true-formula(EffettivoOltre)" style:apply-style-name="ConditionalStyle_5f_7" style:base-cell-address="Pianificazioneprogetto.H6"/>
      <style:map style:condition="is-true-formula(Piano)" style:apply-style-name="ConditionalStyle_5f_6" style:base-cell-address="Pianificazioneprogetto.H6"/>
      <style:map style:condition="is-true-formula([.H$3]=periodo_selezionato)" style:apply-style-name="ConditionalStyle_5f_5" style:base-cell-address="Pianificazioneprogetto.H6"/>
      <style:map style:condition="is-true-formula(MOD(COLUMN();2))" style:apply-style-name="ConditionalStyle_5f_4" style:base-cell-address="Pianificazioneprogetto.H6"/>
      <style:map style:condition="is-true-formula(MOD(COLUMN();2)=0)" style:apply-style-name="ConditionalStyle_5f_3" style:base-cell-address="Pianificazioneprogetto.H6"/>
    </style:style>
    <style:style style:name="ce28" style:family="table-cell" style:parent-style-name="Valore_20_periodo">
      <style:table-cell-properties style:rotation-align="none"/>
    </style:style>
    <style:style style:name="ce29" style:family="table-cell" style:parent-style-name="Intestazioni_20_periodi">
      <style:table-cell-properties style:cell-protect="protected" style:print-content="true" fo:background-color="transparent" style:rotation-align="none"/>
      <style:map style:condition="is-true-formula([.H$5]=periodo_selezionato)" style:apply-style-name="ConditionalStyle_5f_1" style:base-cell-address="Pianificazioneprogetto.H5"/>
    </style:style>
    <style:style style:name="ce23" style:family="table-cell" style:parent-style-name="Default" style:data-style-name="N175">
      <style:table-cell-properties fo:border-bottom="0.06pt solid #0000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1)" style:apply-style-name="ConditionalStyle_5f_2" style:base-cell-address="Pianificazioneprogetto.U30"/>
    </style:style>
    <style:style style:name="ce65" style:family="table-cell" style:parent-style-name="Default" style:data-style-name="N175">
      <style:table-cell-properties fo:background-color="#ffffa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Intestazioni_20_periodi">
      <style:table-cell-properties fo:border-bottom="0.06pt solid #000000" style:cell-protect="protected" style:print-content="true" fo:background-color="transparent" fo:border-left="none" fo:border-right="0.06pt solid #000000" style:rotation-align="none" fo:border-top="none"/>
      <style:map style:condition="is-true-formula([.H$5]=periodo_selezionato)" style:apply-style-name="ConditionalStyle_5f_1" style:base-cell-address="Pianificazioneprogetto.H5"/>
    </style:style>
    <style:style style:name="ce33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map style:condition="is-true-formula(PercentualeCompletamento)" style:apply-style-name="ConditionalStyle_5f_10" style:base-cell-address="Pianificazioneprogetto.H6"/>
      <style:map style:condition="is-true-formula(PercentualeCompletamentoOltre)" style:apply-style-name="ConditionalStyle_5f_9" style:base-cell-address="Pianificazioneprogetto.H6"/>
      <style:map style:condition="is-true-formula(Effettivo)" style:apply-style-name="ConditionalStyle_5f_8" style:base-cell-address="Pianificazioneprogetto.H6"/>
      <style:map style:condition="is-true-formula(EffettivoOltre)" style:apply-style-name="ConditionalStyle_5f_7" style:base-cell-address="Pianificazioneprogetto.H6"/>
      <style:map style:condition="is-true-formula(Piano)" style:apply-style-name="ConditionalStyle_5f_6" style:base-cell-address="Pianificazioneprogetto.H6"/>
      <style:map style:condition="is-true-formula([.H$3]=periodo_selezionato)" style:apply-style-name="ConditionalStyle_5f_5" style:base-cell-address="Pianificazioneprogetto.H6"/>
      <style:map style:condition="is-true-formula(MOD(COLUMN();2))" style:apply-style-name="ConditionalStyle_5f_4" style:base-cell-address="Pianificazioneprogetto.H6"/>
      <style:map style:condition="is-true-formula(MOD(COLUMN();2)=0)" style:apply-style-name="ConditionalStyle_5f_3" style:base-cell-address="Pianificazioneprogetto.H6"/>
    </style:style>
    <style:style style:name="ce6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e102d" fo:font-weight="bold" style:font-weight-asian="bold" style:font-weight-complex="bold"/>
    </style:style>
    <style:style style:name="ce34" style:family="table-cell" style:parent-style-name="Piano_20_-_20_legenda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ffettivo_20_-_20_legenda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_25__20_completamento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ffettiva_20__28_oltre_20_piano_29__20_-_20_legenda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_25__20_completamento_20__28_oltre_20_piano_29__20_-_20_legenda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83" style:family="table-cell" style:parent-style-name="Etichett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Etichett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tichett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tichetta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Etichetta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75">
      <style:table-cell-properties fo:background-color="#ffffff" fo:border="none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Etichett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map style:condition="is-true-formula(1)" style:apply-style-name="ConditionalStyle_5f_2" style:base-cell-address="Pianificazioneprogetto.U30"/>
    </style:style>
    <style:style style:name="ta_extref" style:family="table">
      <style:table-properties table:display="false"/>
    </style:style>
    <style:style style:name="T1" style:family="text">
      <style:text-properties fo:font-size="13pt" style:font-size-asian="13pt" style:font-size-complex="13pt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weight-asian="bold" style:font-weight-complex="bold" fo:font-size="14pt" style:font-size-asian="14pt" style:font-size-complex="14pt"/>
    </style:style>
    <style:style style:name="T4" style:family="text">
      <style:text-properties fo:color="#40404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orbel" fo:font-size="11pt" style:font-size-asian="11pt" style:font-size-complex="11pt"/>
    </style:style>
    <style:style style:name="T6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alibri" fo:font-size="12pt" style:font-name-complex="Calibri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Pianificazioneprogetto.A1">
          <table:help-message table:display="true">
            <text:p>Project Planner usa punti per gli intervalli. Inizio=1 è il periodo 1 e la durata=5 indica che il progetto si estenderà di 5 periodi a partire dal periodo di inizio. Immettere i dati a partire da B5 per aggiornare il grafico</text:p>
          </table:help-message>
          <table:error-message table:message-type="stop" table:display="true"/>
        </table:content-validation>
        <table:content-validation table:name="val2" table:base-cell-address="Pianificazioneprogetto.B1">
          <table:help-message table:display="true">
            <text:p>Titolo del progetto. Immettere un nuovo titolo in questa cella. Evidenziare un periodo in H2. La legenda del grafico va da J2 ad AI2</text:p>
          </table:help-message>
          <table:error-message table:message-type="stop" table:display="true"/>
        </table:content-validation>
        <table:content-validation table:name="val3" table:base-cell-address="Pianificazioneprogetto.B3">
          <table:help-message table:display="true">
            <text:p>Selezionare un periodo da evidenziare in H2. La legenda del grafico va da J2 ad AI2</text:p>
          </table:help-message>
          <table:error-message table:message-type="stop" table:display="true"/>
        </table:content-validation>
        <table:content-validation table:name="val4" table:base-cell-address="Pianificazioneprogetto.B4">
          <table:help-message table:display="true">
            <text:p>Immettere l'attività nella colonna B, iniziando dalla cella B5</text:p>
          </table:help-message>
          <table:error-message table:message-type="stop" table:display="true"/>
        </table:content-validation>
        <table:content-validation table:name="val5" table:base-cell-address="Pianificazioneprogetto.C4">
          <table:help-message table:display="true">
            <text:p>Immettere il periodo di inizio del piano nella colonna C, iniziando dalla cella C5</text:p>
          </table:help-message>
          <table:error-message table:message-type="stop" table:display="true"/>
        </table:content-validation>
        <table:content-validation table:name="val6" table:base-cell-address="Pianificazioneprogetto.D4">
          <table:help-message table:display="true">
            <text:p>Immettere il periodo della durata del piano nella colonna D, iniziando dalla cella D5</text:p>
          </table:help-message>
          <table:error-message table:message-type="stop" table:display="true"/>
        </table:content-validation>
        <table:content-validation table:name="val7" table:base-cell-address="Pianificazioneprogetto.E4">
          <table:help-message table:display="true">
            <text:p>Immettere il periodo di inizio effettivo nella colonna E, iniziando dalla cella E5</text:p>
          </table:help-message>
          <table:error-message table:message-type="stop" table:display="true"/>
        </table:content-validation>
        <table:content-validation table:name="val8" table:base-cell-address="Pianificazioneprogetto.F4">
          <table:help-message table:display="true">
            <text:p>Immettere il periodo della durata effettiva nella colonna F, iniziando dalla cella F5</text:p>
          </table:help-message>
          <table:error-message table:message-type="stop" table:display="true"/>
        </table:content-validation>
        <table:content-validation table:name="val9" table:base-cell-address="Pianificazioneprogetto.G4">
          <table:help-message table:display="true">
            <text:p>Immettere la percentuale di completamento del progetto nella colonna G, iniziando dalla cella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Pianificazioneprogetto.H3">
          <table:help-message table:display="true">
            <text:p>Immettere un periodo compreso tra 1 e 60 o selezionare un periodo dall'elenco. Premere ALT + freccia giù per spostarsi nell'elenco e quindi INVIO per selezionare un valore</text:p>
          </table:help-message>
          <table:error-message table:message-type="warning" table:display="true">
            <text:p>Digitare un valore compreso tra 1 e 60 oppure selezionare un periodo nell'elenco-Scegliere Annulla, premere ALT+freccia GIÙ e quindi INVIO per selezionare un valore</text:p>
          </table:error-message>
        </table:content-validation>
        <table:content-validation table:name="val11" table:base-cell-address="Pianificazioneprogetto.J4">
          <table:help-message table:display="true">
            <text:p>Questa cella della legenda indica la durata del piano</text:p>
          </table:help-message>
          <table:error-message table:message-type="stop" table:display="true"/>
        </table:content-validation>
        <table:content-validation table:name="val12" table:base-cell-address="Pianificazioneprogetto.Q3">
          <table:help-message table:display="true">
            <text:p>Questa cella della legenda indica la durata effettiva</text:p>
          </table:help-message>
          <table:error-message table:message-type="stop" table:display="true"/>
        </table:content-validation>
        <table:content-validation table:name="val13" table:base-cell-address="Pianificazioneprogetto.W3">
          <table:help-message table:display="true">
            <text:p>Questa cella della legenda indica la percentuale di completamento del progetto</text:p>
          </table:help-message>
          <table:error-message table:message-type="stop" table:display="true"/>
        </table:content-validation>
        <table:content-validation table:name="val14" table:base-cell-address="Pianificazioneprogetto.AD4">
          <table:help-message table:display="true">
            <text:p>Questa cella della legenda indica la durata effettiva oltre il piano</text:p>
          </table:help-message>
          <table:error-message table:message-type="stop" table:display="true"/>
        </table:content-validation>
        <table:content-validation table:name="val15" table:base-cell-address="Pianificazioneprogetto.AL4">
          <table:help-message table:display="true">
            <text:p>Questa cella della legenda indica la percentuale di completamento del progetto oltre il piano</text:p>
          </table:help-message>
          <table:error-message table:message-type="stop" table:display="true"/>
        </table:content-validation>
      </table:content-validations>
      <table:table table:name="Pianificazioneprogett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5"/>
        <table:table-column table:style-name="co3" table:visibility="collapse" table:default-cell-style-name="ce39"/>
        <table:table-column table:style-name="co4" table:visibility="collapse" table:number-columns-repeated="2" table:default-cell-style-name="ce39"/>
        <table:table-column table:style-name="co5" table:visibility="collapse" table:default-cell-style-name="ce39"/>
        <table:table-column table:style-name="co6" table:default-cell-style-name="ce20"/>
        <table:table-column table:style-name="co7" table:number-columns-repeated="15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3" table:default-cell-style-name="ce39"/>
        <table:table-column table:style-name="co10" table:number-columns-repeated="16" table:default-cell-style-name="Default"/>
        <table:table-column table:style-name="co11" table:number-columns-repeated="976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Progetto </text:p>
          </table:table-cell>
          <table:table-cell table:style-name="ce10" table:number-columns-repeated="5"/>
          <table:table-cell table:number-columns-repeated="2"/>
          <table:table-cell table:style-name="Default" table:number-columns-repeated="7"/>
          <table:table-cell table:number-columns-repeated="7"/>
          <table:table-cell table:style-name="ce8"/>
          <table:table-cell table:style-name="ce15"/>
          <table:table-cell table:number-columns-repeated="2"/>
          <table:table-cell table:style-name="ce39"/>
          <table:table-cell table:style-name="ce20"/>
          <table:table-cell table:style-name="ce39" table:number-columns-repeated="14"/>
          <table:table-cell table:number-columns-repeated="976"/>
        </table:table-row>
        <table:table-row table:style-name="ro2">
          <table:table-cell table:content-validation-name="val1"/>
          <table:table-cell table:style-name="ce2" table:content-validation-name="val2" office:value-type="string" calcext:value-type="string">
            <text:p>Diagramma di Gantt</text:p>
          </table:table-cell>
          <table:table-cell table:style-name="ce10" table:number-columns-repeated="5"/>
          <table:table-cell table:number-columns-repeated="2"/>
          <table:table-cell table:style-name="Default" table:number-columns-repeated="7"/>
          <table:table-cell table:number-columns-repeated="7"/>
          <table:table-cell table:style-name="ce8"/>
          <table:table-cell table:style-name="ce15"/>
          <table:table-cell table:number-columns-repeated="2"/>
          <table:table-cell table:style-name="ce39"/>
          <table:table-cell table:style-name="ce20"/>
          <table:table-cell table:style-name="ce39" table:number-columns-repeated="14"/>
          <table:table-cell table:number-columns-repeated="976"/>
        </table:table-row>
        <table:table-row table:style-name="ro3">
          <table:table-cell/>
          <table:table-cell table:style-name="ce12" table:content-validation-name="val3" office:value-type="string" calcext:value-type="string">
            <text:p><text:span text:style-name="T1">DATA di inizio</text:span><text:span text:style-name="T2"> : </text:span><text:span text:style-name="T3">1/04/2021</text:span></text:p>
          </table:table-cell>
          <table:table-cell table:style-name="ce40" table:content-validation-name="val3" table:number-columns-repeated="4"/>
          <table:table-cell table:style-name="Default"/>
          <table:table-cell table:style-name="ce57" table:formula="of:=[.H4]" office:value-type="date" office:date-value="2021-05-01" calcext:value-type="date">
            <text:p>sab</text:p>
          </table:table-cell>
          <table:table-cell table:style-name="ce57" table:formula="of:=[.I4]" office:value-type="date" office:date-value="2021-05-02" calcext:value-type="date">
            <text:p>dom</text:p>
          </table:table-cell>
          <table:table-cell table:style-name="ce23" table:formula="of:=[.J4]" office:value-type="date" office:date-value="2021-05-03" calcext:value-type="date">
            <text:p>lun</text:p>
          </table:table-cell>
          <table:table-cell table:style-name="ce23" table:formula="of:=[.K4]" office:value-type="date" office:date-value="2021-05-04" calcext:value-type="date">
            <text:p>mar</text:p>
          </table:table-cell>
          <table:table-cell table:style-name="ce23" table:formula="of:=[.L4]" office:value-type="date" office:date-value="2021-05-05" calcext:value-type="date">
            <text:p>mer</text:p>
          </table:table-cell>
          <table:table-cell table:style-name="ce23" table:formula="of:=[.M4]" office:value-type="date" office:date-value="2021-05-06" calcext:value-type="date">
            <text:p>gio</text:p>
          </table:table-cell>
          <table:table-cell table:style-name="ce23" table:formula="of:=[.N4]" office:value-type="date" office:date-value="2021-05-07" calcext:value-type="date">
            <text:p>ven</text:p>
          </table:table-cell>
          <table:table-cell table:style-name="ce57" table:formula="of:=[.O4]" office:value-type="date" office:date-value="2021-05-08" calcext:value-type="date">
            <text:p>sab</text:p>
          </table:table-cell>
          <table:table-cell table:style-name="ce57" table:formula="of:=[.P4]" office:value-type="date" office:date-value="2021-05-09" calcext:value-type="date">
            <text:p>dom</text:p>
          </table:table-cell>
          <table:table-cell table:style-name="ce23" table:formula="of:=[.Q4]" office:value-type="date" office:date-value="2021-05-10" calcext:value-type="date">
            <text:p>lun</text:p>
          </table:table-cell>
          <table:table-cell table:style-name="ce23" table:formula="of:=[.R4]" office:value-type="date" office:date-value="2021-05-11" calcext:value-type="date">
            <text:p>mar</text:p>
          </table:table-cell>
          <table:table-cell table:style-name="ce23" table:formula="of:=[.S4]" office:value-type="date" office:date-value="2021-05-12" calcext:value-type="date">
            <text:p>mer</text:p>
          </table:table-cell>
          <table:table-cell table:style-name="ce23" table:formula="of:=[.T4]" office:value-type="date" office:date-value="2021-05-13" calcext:value-type="date">
            <text:p>gio</text:p>
          </table:table-cell>
          <table:table-cell table:style-name="ce23" table:formula="of:=[.U4]" office:value-type="date" office:date-value="2021-05-14" calcext:value-type="date">
            <text:p>ven</text:p>
          </table:table-cell>
          <table:table-cell table:style-name="ce65" table:formula="of:=[.V4]" office:value-type="date" office:date-value="2021-05-15" calcext:value-type="date">
            <text:p>sab</text:p>
          </table:table-cell>
          <table:table-cell table:style-name="Default"/>
          <table:table-cell table:style-name="ce3" table:content-validation-name="val3" table:number-columns-spanned="5" table:number-rows-spanned="1"/>
          <table:covered-table-cell table:number-columns-repeated="4" table:style-name="ce11" table:content-validation-name="val3"/>
          <table:table-cell/>
          <table:table-cell table:style-name="ce80" table:number-columns-repeated="10"/>
          <table:table-cell table:number-columns-repeated="980"/>
        </table:table-row>
        <table:table-header-rows>
          <table:table-row table:style-name="ro4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TTIVITÀ</text:p>
            </table:table-cell>
            <table:table-cell table:style-name="ce49" table:content-validation-name="val5" office:value-type="string" calcext:value-type="string" table:number-columns-spanned="1" table:number-rows-spanned="2">
              <text:p>INIZIO DEL PIANO</text:p>
            </table:table-cell>
            <table:table-cell table:style-name="ce49" table:content-validation-name="val6" office:value-type="string" calcext:value-type="string" table:number-columns-spanned="1" table:number-rows-spanned="2">
              <text:p>DURATA DEL PIANO</text:p>
            </table:table-cell>
            <table:table-cell table:style-name="ce49" table:content-validation-name="val7" office:value-type="string" calcext:value-type="string" table:number-columns-spanned="1" table:number-rows-spanned="2">
              <text:p>INIZIO EFFETTIVO</text:p>
            </table:table-cell>
            <table:table-cell table:style-name="ce49" table:content-validation-name="val8" office:value-type="string" calcext:value-type="string" table:number-columns-spanned="1" table:number-rows-spanned="2">
              <text:p>DURATA EFFETTIVA</text:p>
            </table:table-cell>
            <table:table-cell table:style-name="ce18" table:content-validation-name="val9" office:value-type="string" calcext:value-type="string" table:number-columns-spanned="1" table:number-rows-spanned="2">
              <text:p>PERCENTUALE DI COMPLETAMENTO</text:p>
            </table:table-cell>
            <table:table-cell table:style-name="ce59" office:value-type="date" office:date-value="2021-05-01" calcext:value-type="date">
              <text:p>5/1/21</text:p>
            </table:table-cell>
            <table:table-cell table:style-name="ce59" office:value-type="date" office:date-value="2021-05-02" calcext:value-type="date">
              <text:p>5/2/21</text:p>
            </table:table-cell>
            <table:table-cell table:style-name="ce59" office:value-type="date" office:date-value="2021-05-03" calcext:value-type="date">
              <text:p>5/3/21</text:p>
            </table:table-cell>
            <table:table-cell table:style-name="ce59" office:value-type="date" office:date-value="2021-05-04" calcext:value-type="date">
              <text:p>5/4/21</text:p>
            </table:table-cell>
            <table:table-cell table:style-name="ce59" office:value-type="date" office:date-value="2021-05-05" calcext:value-type="date">
              <text:p>5/5/21</text:p>
            </table:table-cell>
            <table:table-cell table:style-name="ce59" office:value-type="date" office:date-value="2021-05-06" calcext:value-type="date">
              <text:p>5/6/21</text:p>
            </table:table-cell>
            <table:table-cell table:style-name="ce59" office:value-type="date" office:date-value="2021-05-07" calcext:value-type="date">
              <text:p>5/7/21</text:p>
            </table:table-cell>
            <table:table-cell table:style-name="ce59" office:value-type="date" office:date-value="2021-05-08" calcext:value-type="date">
              <text:p>5/8/21</text:p>
            </table:table-cell>
            <table:table-cell table:style-name="ce59" office:value-type="date" office:date-value="2021-05-09" calcext:value-type="date">
              <text:p>5/9/21</text:p>
            </table:table-cell>
            <table:table-cell table:style-name="ce59" office:value-type="date" office:date-value="2021-05-10" calcext:value-type="date">
              <text:p>5/10/21</text:p>
            </table:table-cell>
            <table:table-cell table:style-name="ce59" office:value-type="date" office:date-value="2021-05-11" calcext:value-type="date">
              <text:p>5/11/21</text:p>
            </table:table-cell>
            <table:table-cell table:style-name="ce59" office:value-type="date" office:date-value="2021-05-12" calcext:value-type="date">
              <text:p>5/12/21</text:p>
            </table:table-cell>
            <table:table-cell table:style-name="ce59" office:value-type="date" office:date-value="2021-05-13" calcext:value-type="date">
              <text:p>5/13/21</text:p>
            </table:table-cell>
            <table:table-cell table:style-name="ce59" office:value-type="date" office:date-value="2021-05-14" calcext:value-type="date">
              <text:p>5/14/21</text:p>
            </table:table-cell>
            <table:table-cell table:style-name="ce59" office:value-type="date" office:date-value="2021-05-15" calcext:value-type="date">
              <text:p>5/15/21</text:p>
            </table:table-cell>
            <table:table-cell/>
            <table:table-cell table:style-name="Default" table:number-columns-repeated="4"/>
            <table:table-cell table:number-columns-repeated="40"/>
            <table:table-cell table:style-name="ce1" table:number-columns-repeated="952"/>
          </table:table-row>
          <table:table-row table:style-name="ro5">
            <table:table-cell/>
            <table:covered-table-cell table:style-name="ce5" table:content-validation-name="val4"/>
            <table:covered-table-cell table:style-name="ce50" table:content-validation-name="val5"/>
            <table:covered-table-cell table:style-name="ce50" table:content-validation-name="val6"/>
            <table:covered-table-cell table:style-name="ce50" table:content-validation-name="val7"/>
            <table:covered-table-cell table:style-name="ce50" table:content-validation-name="val8"/>
            <table:covered-table-cell table:style-name="ce50" table:content-validation-name="val9"/>
            <table:table-cell table:style-name="ce25" office:value-type="float" office:value="1" calcext:value-type="float">
              <text:p>1</text:p>
            </table:table-cell>
            <table:table-cell table:style-name="ce29" office:value-type="float" office:value="2" calcext:value-type="float">
              <text:p>2</text:p>
            </table:table-cell>
            <table:table-cell table:style-name="ce29" office:value-type="float" office:value="3" calcext:value-type="float">
              <text:p>3</text:p>
            </table:table-cell>
            <table:table-cell table:style-name="ce29" office:value-type="float" office:value="4" calcext:value-type="float">
              <text:p>4</text:p>
            </table:table-cell>
            <table:table-cell table:style-name="ce29" office:value-type="float" office:value="5" calcext:value-type="float">
              <text:p>5</text:p>
            </table:table-cell>
            <table:table-cell table:style-name="ce29" office:value-type="float" office:value="6" calcext:value-type="float">
              <text:p>6</text:p>
            </table:table-cell>
            <table:table-cell table:style-name="ce29" office:value-type="float" office:value="7" calcext:value-type="float">
              <text:p>7</text:p>
            </table:table-cell>
            <table:table-cell table:style-name="ce29" office:value-type="float" office:value="8" calcext:value-type="float">
              <text:p>8</text:p>
            </table:table-cell>
            <table:table-cell table:style-name="ce29" office:value-type="float" office:value="9" calcext:value-type="float">
              <text:p>9</text:p>
            </table:table-cell>
            <table:table-cell table:style-name="ce29" office:value-type="float" office:value="10" calcext:value-type="float">
              <text:p>10</text:p>
            </table:table-cell>
            <table:table-cell table:style-name="ce29" office:value-type="float" office:value="11" calcext:value-type="float">
              <text:p>11</text:p>
            </table:table-cell>
            <table:table-cell table:style-name="ce29" office:value-type="float" office:value="12" calcext:value-type="float">
              <text:p>12</text:p>
            </table:table-cell>
            <table:table-cell table:style-name="ce29" office:value-type="float" office:value="13" calcext:value-type="float">
              <text:p>13</text:p>
            </table:table-cell>
            <table:table-cell table:style-name="ce29" office:value-type="float" office:value="14" calcext:value-type="float">
              <text:p>14</text:p>
            </table:table-cell>
            <table:table-cell table:style-name="ce32" office:value-type="float" office:value="15" calcext:value-type="float">
              <text:p>15</text:p>
            </table:table-cell>
            <table:table-cell table:style-name="ce69"/>
            <table:table-cell table:style-name="Default" table:number-columns-repeated="4"/>
            <table:table-cell table:number-columns-repeated="992"/>
          </table:table-row>
        </table:table-header-rows>
        <table:table-row table:style-name="ro6">
          <table:table-cell/>
          <table:table-cell table:style-name="ce6" office:value-type="string" calcext:value-type="string">
            <text:p>Analisi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9" table:formula="of:=['file:///E:/Paul/Documents/scuola/Elavorato%20maturita/Processi.ods'#$'Stato Processo'.G5]" office:value-type="percentage" office:value="0.5625" calcext:value-type="percentage">
            <text:p>56%</text:p>
          </table:table-cell>
          <table:table-cell table:style-name="ce26"/>
          <table:table-cell table:style-name="ce27" table:number-columns-repeated="13"/>
          <table:table-cell table:style-name="ce33"/>
          <table:table-cell table:style-name="Default"/>
          <table:table-cell table:style-name="ce34" table:content-validation-name="val11"/>
          <table:table-cell table:style-name="ce83" office:value-type="string" calcext:value-type="string" table:number-columns-spanned="6" table:number-rows-spanned="1">
            <text:p>Durata del piano</text:p>
          </table:table-cell>
          <table:covered-table-cell table:number-columns-repeated="5" table:style-name="ce42"/>
          <table:table-cell table:number-columns-repeated="989"/>
        </table:table-row>
        <table:table-row table:style-name="ro6">
          <table:table-cell/>
          <table:table-cell table:style-name="ce6" office:value-type="string" calcext:value-type="string">
            <text:p>Creazione db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9" table:formula="of:=['file:///E:/Paul/Documents/scuola/Elavorato%20maturita/Processi.ods'#$'Stato Processo'.G6]" office:value-type="percentage" office:value="0.25" calcext:value-type="percentage">
            <text:p>25%</text:p>
          </table:table-cell>
          <table:table-cell table:style-name="ce27" table:number-columns-repeated="14"/>
          <table:table-cell table:style-name="ce33"/>
          <table:table-cell table:style-name="Default"/>
          <table:table-cell table:style-name="ce35" table:content-validation-name="val12"/>
          <table:table-cell table:style-name="ce83" office:value-type="string" calcext:value-type="string" table:number-columns-spanned="5" table:number-rows-spanned="1">
            <text:p>Inizio effettivo</text:p>
          </table:table-cell>
          <table:covered-table-cell table:number-columns-repeated="4" table:style-name="ce42"/>
          <table:table-cell table:number-columns-repeated="990"/>
        </table:table-row>
        <table:table-row table:style-name="ro6">
          <table:table-cell/>
          <table:table-cell table:style-name="ce6" office:value-type="string" calcext:value-type="string">
            <text:p>Sistemi LAN, DMZ, DHCP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9" table:formula="of:=['file:///E:/Paul/Documents/scuola/Elavorato%20maturita/Processi.ods'#$'Stato Processo'.G7]" office:value-type="percentage" office:value="0" calcext:value-type="percentage">
            <text:p>0%</text:p>
          </table:table-cell>
          <table:table-cell table:style-name="ce27" table:number-columns-repeated="14"/>
          <table:table-cell table:style-name="ce33"/>
          <table:table-cell table:style-name="Default"/>
          <table:table-cell table:style-name="ce36" table:content-validation-name="val13"/>
          <table:table-cell table:style-name="ce84" office:value-type="string" calcext:value-type="string" table:number-columns-spanned="6" table:number-rows-spanned="1">
            <text:p><text:span text:style-name="T4">%</text:span><text:span text:style-name="T5"> </text:span><text:span text:style-name="T6">completamento</text:span></text:p>
          </table:table-cell>
          <table:covered-table-cell table:number-columns-repeated="5" table:style-name="ce43"/>
          <table:table-cell table:number-columns-repeated="989"/>
        </table:table-row>
        <table:table-row table:style-name="ro6">
          <table:table-cell/>
          <table:table-cell table:style-name="ce6" office:value-type="string" calcext:value-type="string">
            <text:p>Sistemi VPN, DMZ, RADIUS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9" table:formula="of:=['file:///E:/Paul/Documents/scuola/Elavorato%20maturita/Processi.ods'#$'Stato Processo'.G8]" office:value-type="percentage" office:value="0" calcext:value-type="percentage">
            <text:p>0%</text:p>
          </table:table-cell>
          <table:table-cell table:style-name="ce27" table:number-columns-repeated="14"/>
          <table:table-cell table:style-name="ce33"/>
          <table:table-cell table:style-name="Default"/>
          <table:table-cell table:style-name="ce37" table:content-validation-name="val14"/>
          <table:table-cell table:style-name="ce41" office:value-type="string" calcext:value-type="string" table:number-columns-spanned="7" table:number-rows-spanned="1">
            <text:p><text:span text:style-name="T4">Effettiva (oltre piano</text:span><text:span text:style-name="T5">)</text:span></text:p>
          </table:table-cell>
          <table:covered-table-cell table:number-columns-repeated="5" table:style-name="ce43"/>
          <table:covered-table-cell table:style-name="ce44"/>
          <table:table-cell table:number-columns-repeated="988"/>
        </table:table-row>
        <table:table-row table:style-name="ro6">
          <table:table-cell/>
          <table:table-cell table:style-name="ce6" office:value-type="string" calcext:value-type="string">
            <text:p>FRONT-EN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9" table:formula="of:=['file:///E:/Paul/Documents/scuola/Elavorato%20maturita/Processi.ods'#$'Stato Processo'.G9]" office:value-type="percentage" office:value="0" calcext:value-type="percentage">
            <text:p>0%</text:p>
          </table:table-cell>
          <table:table-cell table:style-name="ce27" table:number-columns-repeated="14"/>
          <table:table-cell table:style-name="ce33"/>
          <table:table-cell table:style-name="Default"/>
          <table:table-cell table:style-name="ce38" table:content-validation-name="val15"/>
          <table:table-cell table:style-name="ce84" office:value-type="string" calcext:value-type="string" table:number-columns-spanned="10" table:number-rows-spanned="1">
            <text:p><text:span text:style-name="T4">%</text:span><text:span text:style-name="T5"> </text:span><text:span text:style-name="T6">completamento (oltre piano)</text:span></text:p>
          </table:table-cell>
          <table:covered-table-cell table:number-columns-repeated="9" table:style-name="ce43"/>
          <table:table-cell table:number-columns-repeated="985"/>
        </table:table-row>
        <table:table-row table:style-name="ro6">
          <table:table-cell/>
          <table:table-cell table:style-name="ce6" office:value-type="string" calcext:value-type="string">
            <text:p>BACK-END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9" table:formula="of:=['file:///E:/Paul/Documents/scuola/Elavorato%20maturita/Processi.ods'#$'Stato Processo'.G10]" office:value-type="percentage" office:value="0" calcext:value-type="percentage">
            <text:p>0%</text:p>
          </table:table-cell>
          <table:table-cell table:style-name="ce27" table:number-columns-repeated="14"/>
          <table:table-cell table:style-name="ce33"/>
          <table:table-cell table:style-name="ce69"/>
          <table:table-cell table:style-name="Default" table:number-columns-repeated="4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Controllo Finale 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" calcext:value-type="float">
            <text:p>3</text:p>
          </table:table-cell>
          <table:table-cell table:style-name="ce19" table:formula="of:=['file:///E:/Paul/Documents/scuola/Elavorato%20maturita/Processi.ods'#$'Stato Processo'.G11]" office:value-type="percentage" office:value="0" calcext:value-type="percentage">
            <text:p>0%</text:p>
          </table:table-cell>
          <table:table-cell table:style-name="ce27" table:number-columns-repeated="14"/>
          <table:table-cell table:style-name="ce33"/>
          <table:table-cell table:style-name="ce69"/>
          <table:table-cell table:style-name="Default" table:number-columns-repeated="4"/>
          <table:table-cell table:number-columns-repeated="992"/>
        </table:table-row>
        <table:table-row table:style-name="ro7">
          <table:table-cell/>
          <table:table-cell table:style-name="ce8"/>
          <table:table-cell table:style-name="ce15"/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7">
          <table:table-cell/>
          <table:table-cell table:style-name="ce8"/>
          <table:table-cell table:style-name="ce15"/>
          <table:table-cell table:number-columns-repeated="3"/>
          <table:table-cell table:style-name="ce21" office:value-type="string" calcext:value-type="string">
            <text:p><text:s/>Evidenziazione GIORNO:</text:p>
          </table:table-cell>
          <table:table-cell table:style-name="ce28" table:content-validation-name="val10" office:value-type="float" office:value="2" calcext:value-type="float">
            <text:p>2</text:p>
          </table:table-cell>
          <table:table-cell table:number-columns-repeated="1011"/>
        </table:table-row>
        <table:table-row table:style-name="ro7">
          <table:table-cell/>
          <table:table-cell table:style-name="Default" table:number-columns-repeated="20"/>
          <table:table-cell table:number-columns-repeated="998"/>
        </table:table-row>
        <table:table-row table:style-name="ro7">
          <table:table-cell/>
          <table:table-cell table:style-name="Default" table:number-columns-repeated="22"/>
          <table:table-cell table:number-columns-repeated="996"/>
        </table:table-row>
        <table:table-row table:style-name="ro8">
          <table:table-cell/>
          <table:table-cell table:style-name="Default" table:number-columns-repeated="20"/>
          <table:table-cell table:style-name="ce33"/>
          <table:table-cell table:number-columns-repeated="997"/>
        </table:table-row>
        <table:table-row table:style-name="ro7" table:number-rows-repeated="4">
          <table:table-cell/>
          <table:table-cell table:style-name="Default" table:number-columns-repeated="20"/>
          <table:table-cell table:style-name="ce33"/>
          <table:table-cell table:number-columns-repeated="997"/>
        </table:table-row>
        <table:table-row table:style-name="ro7" table:number-rows-repeated="4">
          <table:table-cell/>
          <table:table-cell table:style-name="Default" table:number-columns-repeated="19"/>
          <table:table-cell table:number-columns-repeated="999"/>
        </table:table-row>
        <table:table-row table:style-name="ro7">
          <table:table-cell/>
          <table:table-cell table:style-name="ce8"/>
          <table:table-cell table:style-name="ce15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7" table:number-rows-repeated="2">
          <table:table-cell/>
          <table:table-cell table:style-name="ce8"/>
          <table:table-cell table:style-name="ce15"/>
          <table:table-cell table:number-columns-repeated="1016"/>
        </table:table-row>
        <table:table-row table:style-name="ro7">
          <table:table-cell table:number-columns-repeated="1019"/>
        </table:table-row>
        <table:table-row table:style-name="ro7">
          <table:table-cell/>
          <table:table-cell table:style-name="Default" table:number-columns-repeated="11"/>
          <table:table-cell table:number-columns-repeated="8"/>
          <table:table-cell table:style-name="ce64" table:number-columns-repeated="3"/>
          <table:table-cell table:number-columns-repeated="996"/>
        </table:table-row>
        <table:table-row table:style-name="ro7">
          <table:table-cell/>
          <table:table-cell table:style-name="Default" table:number-columns-repeated="11"/>
          <table:table-cell table:number-columns-repeated="1007"/>
        </table:table-row>
        <table:table-row table:style-name="ro7">
          <table:table-cell/>
          <table:table-cell table:style-name="Default" table:number-columns-repeated="11"/>
          <table:table-cell table:number-columns-repeated="27"/>
          <table:table-cell table:style-name="ce85" table:number-columns-repeated="4"/>
          <table:table-cell table:number-columns-repeated="976"/>
        </table:table-row>
        <table:table-row table:style-name="ro7" table:number-rows-repeated="2">
          <table:table-cell/>
          <table:table-cell table:style-name="Default" table:number-columns-repeated="11"/>
          <table:table-cell table:number-columns-repeated="1007"/>
        </table:table-row>
        <table:table-row table:style-name="ro7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7">
          <table:table-cell/>
          <table:table-cell table:style-name="ce39"/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7" table:number-rows-repeated="1048539">
          <table:table-cell table:number-columns-repeated="1019"/>
        </table:table-row>
        <table:table-row table:style-name="ro7">
          <table:table-cell table:number-columns-repeated="1019"/>
        </table:table-row>
        <calcext:conditional-formats>
          <calcext:conditional-format calcext:target-range-address="Pianificazioneprogetto.H6:Pianificazioneprogetto.V6 Pianificazioneprogetto.H10:Pianificazioneprogetto.V12 Pianificazioneprogetto.H9:Pianificazioneprogetto.N9 Pianificazioneprogetto.O8:Pianificazioneprogetto.V9 Pianificazioneprogetto.H7:Pianificazioneprogetto.M8 Pianificazioneprogetto.N7:Pianificazioneprogetto.V7 Pianificazioneprogetto.N8:Pianificazioneprogetto.N8 Pianificazioneprogetto.V17:Pianificazioneprogetto.V21">
            <calcext:condition calcext:apply-style-name="ConditionalStyle_10" calcext:value="formula-is(PercentualeCompletamento)" calcext:base-cell-address="Pianificazioneprogetto.H6"/>
            <calcext:condition calcext:apply-style-name="ConditionalStyle_9" calcext:value="formula-is(PercentualeCompletamentoOltre)" calcext:base-cell-address="Pianificazioneprogetto.H6"/>
            <calcext:condition calcext:apply-style-name="ConditionalStyle_8" calcext:value="formula-is(Effettivo)" calcext:base-cell-address="Pianificazioneprogetto.H6"/>
            <calcext:condition calcext:apply-style-name="ConditionalStyle_7" calcext:value="formula-is(EffettivoOltre)" calcext:base-cell-address="Pianificazioneprogetto.H6"/>
            <calcext:condition calcext:apply-style-name="ConditionalStyle_6" calcext:value="formula-is(Piano)" calcext:base-cell-address="Pianificazioneprogetto.H6"/>
            <calcext:condition calcext:apply-style-name="ConditionalStyle_5" calcext:value="formula-is([.H$3]=periodo_selezionato)" calcext:base-cell-address="Pianificazioneprogetto.H6"/>
            <calcext:condition calcext:apply-style-name="ConditionalStyle_4" calcext:value="formula-is(MOD(COLUMN();2))" calcext:base-cell-address="Pianificazioneprogetto.H6"/>
            <calcext:condition calcext:apply-style-name="ConditionalStyle_3" calcext:value="formula-is(MOD(COLUMN();2)=0)" calcext:base-cell-address="Pianificazioneprogetto.H6"/>
          </calcext:conditional-format>
          <calcext:conditional-format calcext:target-range-address="Pianificazioneprogetto.AN32:Pianificazioneprogetto.AQ32 Pianificazioneprogetto.U30:Pianificazioneprogetto.W30">
            <calcext:condition calcext:apply-style-name="ConditionalStyle_2" calcext:value="formula-is(1)" calcext:base-cell-address="Pianificazioneprogetto.U30"/>
          </calcext:conditional-format>
          <calcext:conditional-format calcext:target-range-address="Pianificazioneprogetto.H5:Pianificazioneprogetto.V5">
            <calcext:condition calcext:apply-style-name="ConditionalStyle_1" calcext:value="formula-is([.H$5]=periodo_selezionato)" calcext:base-cell-address="Pianificazioneprogetto.H5"/>
          </calcext:conditional-format>
        </calcext:conditional-formats>
      </table:table>
      <table:table table:name="'file:///E:/Paul/Documents/scuola/Elavorato%20maturita/Processi.ods'#Stato Processo" table:print="false" table:style-name="ta_extref">
        <table:table-source xlink:type="simple" xlink:href="../Processi.ods" table:table-name="Stato Processo" table:filter-name="calc8" table:mode="copy-results-only"/>
        <table:table-column table:number-columns-repeated="7"/>
        <table:table-row table:number-rows-repeated="4">
          <table:table-cell table:number-columns-repeated="7"/>
        </table:table-row>
        <table:table-row>
          <table:table-cell table:number-columns-repeated="6"/>
          <table:table-cell table:style-name="ce7" office:value-type="float" office:value="0.5">
            <text:p>0.5</text:p>
          </table:table-cell>
        </table:table-row>
        <table:table-row>
          <table:table-cell table:number-columns-repeated="6"/>
          <table:table-cell table:style-name="ce7" office:value-type="float" office:value="0">
            <text:p>0</text:p>
          </table:table-cell>
        </table:table-row>
        <table:table-row>
          <table:table-cell table:number-columns-repeated="6"/>
          <table:table-cell table:style-name="ce7" office:value-type="float" office:value="0">
            <text:p>0</text:p>
          </table:table-cell>
        </table:table-row>
        <table:table-row>
          <table:table-cell table:number-columns-repeated="6"/>
          <table:table-cell table:style-name="ce7" office:value-type="float" office:value="0">
            <text:p>0</text:p>
          </table:table-cell>
        </table:table-row>
        <table:table-row>
          <table:table-cell table:number-columns-repeated="6"/>
          <table:table-cell table:style-name="ce7" office:value-type="float" office:value="0">
            <text:p>0</text:p>
          </table:table-cell>
        </table:table-row>
        <table:table-row>
          <table:table-cell table:number-columns-repeated="6"/>
          <table:table-cell table:style-name="ce7" office:value-type="float" office:value="0">
            <text:p>0</text:p>
          </table:table-cell>
        </table:table-row>
        <table:table-row>
          <table:table-cell table:number-columns-repeated="6"/>
          <table:table-cell table:style-name="ce7" office:value-type="float" office:value="0">
            <text:p>0</text:p>
          </table:table-cell>
        </table:table-row>
      </table:table>
      <table:named-expressions>
        <table:named-range table:name="AreaTitolo..BO60" table:base-cell-address="$Pianificazioneprogetto.$A$1" table:cell-range-address="$Pianificazioneprogetto.$B$4:.$B$5"/>
        <table:named-expression table:name="Effettivo" table:base-cell-address="$Pianificazioneprogetto.$A$1" table:expression="(PeriodoInEffettivo*([$Pianificazioneprogetto.$E1]&gt;0))*PeriodoInPiano"/>
        <table:named-expression table:name="EffettivoOltre" table:base-cell-address="$Pianificazioneprogetto.$A$1" table:expression="PeriodoInEffettivo*([$Pianificazioneprogetto.$E1]&gt;0)"/>
        <table:named-expression table:name="PercentualeCompletamento" table:base-cell-address="$Pianificazioneprogetto.$A$1" table:expression="PercentualeCompletamentoOltre*PeriodoInPiano"/>
        <table:named-expression table:name="PercentualeCompletamentoOltre" table:base-cell-address="$Pianificazioneprogetto.$A$1" table:expression="([$Pianificazioneprogetto.A$5]=MEDIAN([$Pianificazioneprogetto.A$5];[$Pianificazioneprogetto.$E1];[$Pianificazioneprogetto.$E1]+[$Pianificazioneprogetto.$F1])*([$Pianificazioneprogetto.$E1]&gt;0))*(([$Pianificazioneprogetto.A$5]&lt;(INT([$Pianificazioneprogetto.$E1]+[$Pianificazioneprogetto.$F1]*[$Pianificazioneprogetto.$G1])))+([$Pianificazioneprogetto.A$5]=[$Pianificazioneprogetto.$E1]))*([$Pianificazioneprogetto.$G1]&gt;0)"/>
        <table:named-expression table:name="PeriodoInEffettivo" table:base-cell-address="$Pianificazioneprogetto.$A$1" table:expression="[$Pianificazioneprogetto.A$5]=MEDIAN([$Pianificazioneprogetto.A$5];[$Pianificazioneprogetto.$E1];[$Pianificazioneprogetto.$E1]+[$Pianificazioneprogetto.$F1]-1)"/>
        <table:named-expression table:name="PeriodoInPiano" table:base-cell-address="$Pianificazioneprogetto.$A$1" table:expression="[$Pianificazioneprogetto.A$5]=MEDIAN([$Pianificazioneprogetto.A$5];[$Pianificazioneprogetto.$C1];[$Pianificazioneprogetto.$C1]+[$Pianificazioneprogetto.$D1]-1)"/>
        <table:named-range table:name="periodo_selezionato" table:base-cell-address="$Pianificazioneprogetto.$A$1" table:cell-range-address="$Pianificazioneprogetto.$H$14"/>
        <table:named-expression table:name="Piano" table:base-cell-address="$Pianificazioneprogetto.$A$1" table:expression="PeriodoInPiano*([$Pianificazioneprogetto.$C1]&gt;0)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1" svg:font-family="Calibri"/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0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7P2" style:volatile="true">
      <number:text> </number:text>
      <number:fill-character> </number:fill-character>
      <number:text>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currency-style style:name="N13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5P0"/>
    </number:currency-style>
    <number:date-style style:name="N13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2">
      <number:day number:calendar="jewish"/>
      <number:text> </number:text>
      <number:month number:calendar="jewish" number:style="long" number:textual="true"/>
    </number:date-style>
    <number:date-style style:name="N143">
      <number:month number:calendar="jewish" number:style="long" number:textual="true"/>
      <number:text> </number:text>
      <number:day number:calendar="jewish"/>
    </number:date-style>
    <number:date-style style:name="N144">
      <number:month number:calendar="jewish" number:style="long" number:textual="true"/>
      <number:text> </number:text>
      <number:year number:calendar="jewish" number:style="long"/>
    </number:date-style>
    <number:date-style style:name="N145">
      <number:month number:calendar="jewish" number:style="long" number:textual="true"/>
    </number:dat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date-style style:name="N152">
      <number:day/>
      <number:text>/</number:text>
      <number:month/>
      <number:text>/</number:text>
      <number:year number:style="long"/>
    </number:date-style>
    <number:date-style style:name="N153">
      <number:day/>
      <number:text>-</number:text>
      <number:month number:textual="true"/>
      <number:text>-</number:text>
      <number:year/>
    </number:date-style>
    <number:date-style style:name="N154">
      <number:day/>
      <number:text>-</number:text>
      <number:month number:textual="true"/>
    </number:date-style>
    <number:date-style style:name="N155">
      <number:month number:textual="true"/>
      <number:text>-</number:text>
      <number:year/>
    </number:date-style>
    <number:time-style style:name="N156">
      <number:hours/>
      <number:text>:</number:text>
      <number:minutes number:style="long"/>
      <number:text> </number:text>
      <number:am-pm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8">
      <number:hours/>
      <number:text>:</number:text>
      <number:minutes number:style="long"/>
    </number:time-style>
    <number:time-style style:name="N159">
      <number:hours/>
      <number:text>:</number:text>
      <number:minutes number:style="long"/>
      <number:text>:</number:text>
      <number:seconds number:style="long"/>
    </number:time-style>
    <number:date-style style:name="N16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currency-style style:name="N16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71">
      <number:minutes number:style="long"/>
      <number:text>:</number:text>
      <number:seconds number:style="long"/>
    </number:tim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minutes number:style="long"/>
      <number:text>:</number:text>
      <number:seconds number:style="long" number:decimal-places="1"/>
    </number:time-style>
    <number:number-style style:name="N17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75">
      <number:day-of-week/>
    </number:date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25__20_completamento" style:display-name="% completamento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amento_20__28_oltre_20_piano_29__20_-_20_legenda" style:display-name="% completamento (oltre piano) - legenda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ttività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ontrollo_20_evidenziazione_20_periodo" style:display-name="Controllo evidenziazione periodo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ffettiva_20__28_oltre_20_piano_29__20_-_20_legenda" style:display-name="Effettiva (oltre piano) - legenda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Effettivo_20_-_20_legenda" style:display-name="Effettivo - legenda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tichetta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c4e2f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dfed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8f0d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4dce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9dbc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bee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88c6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bfdb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0e1b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ab9c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f4b69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6ddb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4da9e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a0cac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b9d19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af96a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ee926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2cd9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17618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60a6a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8ab35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73577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d64f1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e9ab5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omma" style:display-name="Excel Built-in Comma" style:family="table-cell" style:parent-style-name="Default" style:data-style-name="N111"/>
    <style:style style:name="Excel_20_Built-in_20_Comma_20__5b_0_5d_" style:display-name="Excel Built-in Comma [0]" style:family="table-cell" style:parent-style-name="Default" style:data-style-name="N107"/>
    <style:style style:name="Excel_20_Built-in_20_Currency" style:display-name="Excel Built-in Currency" style:family="table-cell" style:parent-style-name="Default" style:data-style-name="N115"/>
    <style:style style:name="Excel_20_Built-in_20_Currency_20__5b_0_5d_" style:display-name="Excel Built-in Currency [0]" style:family="table-cell" style:parent-style-name="Default" style:data-style-name="N119"/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17618f" style:border-line-width-bottom="0.018cm 0.026cm 0.018cm" style:diagonal-bl-tr="none" style:diagonal-tl-br="none" fo:border-left="none" fo:border-right="none" fo:border-top="0.74pt solid #17618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testazioni_20_periodi" style:display-name="Intestazioni periodi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Intestazioni_20_progetto" style:display-name="Intestazioni progetto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centuale_20_di_20_completamento" style:display-name="Percentuale di completamento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iano_20_-_20_legenda" style:display-name="Piano - legenda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Valore_20_periodo" style:display-name="Valore periodo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10" style:display-name="ConditionalStyle_10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none" fo:border-left="none" fo:border-right="none" fo:border-top="0.74pt solid #735773"/>
    </style:style>
    <style:style style:name="ConditionalStyle_5f_1" style:display-name="ConditionalStyle_1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0.762cm" fo:margin-left="1.143cm" fo:margin-right="1.143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5:19:09.5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ianificazione_20_progetto" style:display-name="PageStyle_Pianificazione progett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1T08:40:38.017000000</meta:creation-date>
    <dc:date>2021-05-02T17:22:58.921000000</dc:date>
    <meta:editing-duration>PT1H50M21S</meta:editing-duration>
    <meta:editing-cycles>17</meta:editing-cycles>
    <meta:generator>LibreOffice/7.1.2.2$Windows_X86_64 LibreOffice_project/8a45595d069ef5570103caea1b71cc9d82b2aae4</meta:generator>
    <meta:document-statistic meta:table-count="1" meta:cell-count="10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